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Roboto Mono1" svg:font-family="'Roboto Mono'" style:font-family-generic="modern" style:font-pitch="fixed"/>
    <style:font-face style:name="Roboto1" svg:font-family="Roboto" style:font-pitch="variable"/>
    <style:font-face style:name="Roboto" svg:font-family="Roboto" style:font-adornments="Regular" style:font-pitch="variable"/>
    <style:font-face style:name="Roboto Mono" svg:font-family="'Roboto Mono'"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0000" style:shadow="none">
        <style:tab-stops>
          <style:tab-stop style:position="7.5in" style:type="right"/>
        </style:tab-stops>
      </style:paragraph-properties>
    </style:style>
    <style:style style:name="P2" style:family="paragraph" style:parent-style-name="Footer">
      <style:paragraph-properties fo:text-align="start" style:justify-single-word="false" fo:padding="0in" fo:border-left="none" fo:border-right="none" fo:border-top="0.51pt solid #000000" fo:border-bottom="none" style:shadow="none"/>
      <style:text-properties style:font-name="Roboto1"/>
    </style:style>
    <style:style style:name="P3" style:family="paragraph" style:parent-style-name="Standard">
      <style:text-properties style:text-underline-style="solid" style:text-underline-width="auto" style:text-underline-color="font-color" fo:font-weight="normal" officeooo:paragraph-rsid="001eb0df" style:font-weight-asian="normal" style:font-weight-complex="normal"/>
    </style:style>
    <style:style style:name="P4" style:family="paragraph" style:parent-style-name="Standard">
      <style:text-properties officeooo:paragraph-rsid="001eb0df"/>
    </style:style>
    <style:style style:name="P5" style:family="paragraph" style:parent-style-name="Standard">
      <style:paragraph-properties>
        <style:tab-stops>
          <style:tab-stop style:position="0.3701in" style:type="center"/>
          <style:tab-stop style:position="0.75in"/>
          <style:tab-stop style:position="1.25in"/>
        </style:tab-stops>
      </style:paragraph-properties>
      <style:text-properties officeooo:paragraph-rsid="001eb0df"/>
    </style:style>
    <style:style style:name="P6" style:family="paragraph" style:parent-style-name="Standard">
      <style:text-properties style:font-name="Roboto1" officeooo:paragraph-rsid="001eb0df"/>
    </style:style>
    <style:style style:name="P7" style:family="paragraph" style:parent-style-name="Standard">
      <style:text-properties style:font-name="Roboto1" style:text-underline-style="solid" style:text-underline-width="auto" style:text-underline-color="font-color" fo:font-weight="normal" officeooo:paragraph-rsid="001eb0df" style:font-weight-asian="normal" style:font-weight-complex="normal"/>
    </style:style>
    <style:style style:name="P8" style:family="paragraph" style:parent-style-name="Command">
      <style:text-properties style:font-name="Roboto1" officeooo:paragraph-rsid="0032b66d"/>
    </style:style>
    <style:style style:name="P9" style:family="paragraph" style:parent-style-name="Command">
      <style:paragraph-properties>
        <style:tab-stops>
          <style:tab-stop style:position="-0.3799in" style:type="center"/>
          <style:tab-stop style:position="0.2508in"/>
          <style:tab-stop style:position="0.4319in"/>
          <style:tab-stop style:position="0.4398in"/>
          <style:tab-stop style:position="0.5634in" style:type="center"/>
          <style:tab-stop style:position="0.9374in"/>
        </style:tab-stops>
      </style:paragraph-properties>
      <style:text-properties style:font-name="Roboto1" officeooo:paragraph-rsid="003bc2a5"/>
    </style:style>
    <style:style style:name="P10" style:family="paragraph" style:parent-style-name="Command">
      <style:paragraph-properties>
        <style:tab-stops>
          <style:tab-stop style:position="-0.3799in" style:type="center"/>
          <style:tab-stop style:position="0.2508in"/>
          <style:tab-stop style:position="0.5016in"/>
          <style:tab-stop style:position="0.9374in"/>
        </style:tab-stops>
      </style:paragraph-properties>
      <style:text-properties style:font-name="Roboto1" officeooo:paragraph-rsid="0032b66d"/>
    </style:style>
    <style:style style:name="P11" style:family="paragraph" style:parent-style-name="Command">
      <style:text-properties style:font-name="Roboto1" fo:font-weight="normal" officeooo:rsid="003d0a7d" officeooo:paragraph-rsid="003d0a7d" style:font-weight-asian="normal" style:font-weight-complex="normal"/>
    </style:style>
    <style:style style:name="P12" style:family="paragraph" style:parent-style-name="Command">
      <style:text-properties officeooo:paragraph-rsid="0032b73e"/>
    </style:style>
    <style:style style:name="P13" style:family="paragraph" style:parent-style-name="Command">
      <style:text-properties officeooo:paragraph-rsid="00351479"/>
    </style:style>
    <style:style style:name="P14" style:family="paragraph" style:parent-style-name="Command">
      <style:text-properties officeooo:paragraph-rsid="003bc2a5"/>
    </style:style>
    <style:style style:name="P15" style:family="paragraph" style:parent-style-name="Command">
      <style:text-properties officeooo:paragraph-rsid="003ceaf2"/>
    </style:style>
    <style:style style:name="P16" style:family="paragraph" style:parent-style-name="Command">
      <style:text-properties officeooo:paragraph-rsid="003d0a7d"/>
    </style:style>
    <style:style style:name="P17" style:family="paragraph" style:parent-style-name="Command">
      <style:text-properties officeooo:rsid="003d0a7d" officeooo:paragraph-rsid="003d0a7d"/>
    </style:style>
    <style:style style:name="P18" style:family="paragraph" style:parent-style-name="Command">
      <style:paragraph-properties fo:break-before="page"/>
      <style:text-properties officeooo:paragraph-rsid="003d0a7d"/>
    </style:style>
    <style:style style:name="P19" style:family="paragraph" style:parent-style-name="Command2">
      <style:text-properties style:font-name="Roboto1" officeooo:paragraph-rsid="0032b66d"/>
    </style:style>
    <style:style style:name="P20" style:family="paragraph" style:parent-style-name="Command2">
      <style:text-properties style:font-name="Roboto1" officeooo:paragraph-rsid="003ceaf2"/>
    </style:style>
    <style:style style:name="P21" style:family="paragraph" style:parent-style-name="Command2">
      <style:text-properties officeooo:paragraph-rsid="003ceaf2"/>
    </style:style>
    <style:style style:name="P22" style:family="paragraph" style:parent-style-name="Heading">
      <style:text-properties style:font-name="Roboto1"/>
    </style:style>
    <style:style style:name="P23" style:family="paragraph" style:parent-style-name="Standard">
      <style:paragraph-properties fo:orphans="0" fo:widows="0" fo:hyphenation-ladder-count="no-limit"/>
      <style:text-properties fo:color="#000000" loext:opacity="100%" style:font-name="Arial1" fo:font-size="10pt" fo:language="en" fo:country="US" style:text-underline-style="none" fo:font-weight="normal" officeooo:paragraph-rsid="0032b66d" style:letter-kerning="true" style:font-size-asian="10pt" style:font-weight-asian="normal" fo:hyphenate="false" fo:hyphenation-remain-char-count="2" fo:hyphenation-push-char-count="2" loext:hyphenation-no-caps="false"/>
    </style:style>
    <style:style style:name="P24" style:family="paragraph" style:parent-style-name="Command2">
      <style:text-properties fo:color="#000000" loext:opacity="100%" style:font-name="Roboto1" fo:font-size="10pt" fo:language="en" fo:country="US" style:text-underline-style="none" fo:font-weight="normal" officeooo:paragraph-rsid="003ceaf2" style:letter-kerning="true" style:font-size-asian="10pt" style:font-weight-asian="normal"/>
    </style:style>
    <style:style style:name="P25" style:family="paragraph" style:parent-style-name="Command">
      <style:text-properties style:font-name="Roboto Mono" fo:font-weight="bold" officeooo:rsid="0025c8dd" officeooo:paragraph-rsid="003d0a7d" style:font-weight-asian="bold" style:font-weight-complex="bold"/>
    </style:style>
    <style:style style:name="P26" style:family="paragraph" style:parent-style-name="Command">
      <style:text-properties style:font-name="Roboto Mono" fo:font-weight="bold" officeooo:rsid="0025c8dd" officeooo:paragraph-rsid="003e5999" style:font-weight-asian="bold" style:font-weight-complex="bold"/>
    </style:style>
    <style:style style:name="P27" style:family="paragraph" style:parent-style-name="Command">
      <style:text-properties style:font-name="Roboto Mono" fo:font-size="10pt" fo:font-weight="bold" officeooo:rsid="0025c8dd" officeooo:paragraph-rsid="0032b73e" style:font-weight-asian="bold" style:font-weight-complex="bold"/>
    </style:style>
    <style:style style:name="P28" style:family="paragraph" style:parent-style-name="Command">
      <style:text-properties style:font-name="Roboto1" fo:font-size="10pt" style:text-underline-style="none" fo:font-weight="normal" officeooo:rsid="003d0a7d" officeooo:paragraph-rsid="003d0a7d" style:font-name-asian="Arial2" style:font-size-asian="10pt" style:font-weight-asian="normal" style:font-name-complex="Arial2"/>
    </style:style>
    <style:style style:name="P29" style:family="paragraph" style:parent-style-name="Command">
      <style:text-properties fo:color="#000000" loext:opacity="100%" style:font-name="Roboto1" fo:font-size="10pt" fo:language="en" fo:country="US" style:text-underline-style="none" fo:font-weight="normal" officeooo:rsid="00270ac3" officeooo:paragraph-rsid="003bc2a5" style:letter-kerning="true" style:font-size-asian="10pt" style:font-weight-asian="normal"/>
    </style:style>
    <style:style style:name="P30" style:family="paragraph" style:parent-style-name="Command">
      <style:text-properties fo:color="#000000" loext:opacity="100%" style:font-name="Roboto Mono" fo:font-size="10pt" fo:language="en" fo:country="US" style:text-underline-style="none" fo:font-weight="bold" officeooo:rsid="0025c8dd" officeooo:paragraph-rsid="003d0a7d" style:letter-kerning="true" style:font-size-asian="10pt" style:font-weight-asian="bold" style:font-weight-complex="bold"/>
    </style:style>
    <style:style style:name="P31" style:family="paragraph" style:parent-style-name="Command">
      <style:text-properties fo:color="#000000" loext:opacity="100%" style:font-name="Roboto Mono1" fo:font-size="10pt" fo:language="en" fo:country="US" style:text-underline-style="none" fo:font-weight="bold" officeooo:rsid="003d0a7d" officeooo:paragraph-rsid="003d0a7d" style:letter-kerning="true" style:font-size-asian="10pt" style:font-weight-asian="bold" style:font-weight-complex="bold"/>
    </style:style>
    <style:style style:name="P32" style:family="paragraph" style:parent-style-name="Command">
      <style:text-properties officeooo:rsid="003e5999" officeooo:paragraph-rsid="003e5999"/>
    </style:style>
    <style:style style:name="P33" style:family="paragraph" style:parent-style-name="Command">
      <style:text-properties officeooo:paragraph-rsid="003e5999"/>
    </style:style>
    <style:style style:name="P34" style:family="paragraph" style:parent-style-name="Command">
      <style:paragraph-properties fo:margin-left="0in" fo:margin-right="0in" fo:text-indent="0in" style:auto-text-indent="false"/>
      <style:text-properties style:font-name="Roboto Mono" fo:font-weight="bold" officeooo:rsid="0025c8dd" officeooo:paragraph-rsid="0032b73e" style:font-weight-asian="bold" style:font-weight-complex="bold"/>
    </style:style>
    <style:style style:name="T1" style:family="text">
      <style:text-properties style:font-name="Roboto1" fo:font-size="12pt" fo:language="en" fo:country="US" fo:font-style="normal" fo:font-weight="normal" officeooo:rsid="0038807b" style:font-size-asian="12pt" style:language-asian="en" style:country-asian="US" style:font-name-complex="Arial" style:font-size-complex="12pt"/>
    </style:style>
    <style:style style:name="T2" style:family="text">
      <style:text-properties style:font-name="Roboto1" fo:font-size="12pt" fo:language="en" fo:country="US" fo:font-style="normal" fo:font-weight="normal" officeooo:rsid="0032b66d" style:font-size-asian="12pt" style:language-asian="en" style:country-asian="US" style:font-name-complex="Arial" style:font-size-complex="12pt"/>
    </style:style>
    <style:style style:name="T3" style:family="text">
      <style:text-properties style:font-name="Roboto1" fo:font-size="12pt" fo:font-style="normal" fo:font-weight="normal" style:font-size-asian="12pt" style:font-name-complex="Arial" style:font-size-complex="12pt"/>
    </style:style>
    <style:style style:name="T4" style:family="text">
      <style:text-properties style:font-name="Roboto1" fo:font-size="12pt" fo:font-style="normal" fo:font-weight="normal" style:font-size-asian="12pt" style:font-size-complex="12pt"/>
    </style:style>
    <style:style style:name="T5" style:family="text">
      <style:text-properties style:font-name="Roboto1" officeooo:rsid="00270ac3"/>
    </style:style>
    <style:style style:name="T6" style:family="text">
      <style:text-properties style:font-name="Roboto1" fo:font-weight="normal" officeooo:rsid="0038807b" style:font-weight-asian="normal" style:font-weight-complex="normal"/>
    </style:style>
    <style:style style:name="T7" style:family="text">
      <style:text-properties style:font-name="Roboto1" fo:font-size="10pt" style:text-underline-style="none" fo:font-weight="normal" officeooo:rsid="003d0a7d" style:font-name-asian="Arial2" style:font-size-asian="10pt" style:font-weight-asian="normal" style:font-name-complex="Arial2"/>
    </style:style>
    <style:style style:name="T8" style:family="text">
      <style:text-properties fo:font-style="italic" style:font-style-asian="italic" style:font-style-complex="italic"/>
    </style:style>
    <style:style style:name="T9" style:family="text">
      <style:text-properties fo:color="#000000" loext:opacity="100%" fo:font-size="10pt" fo:language="en" fo:country="US" style:text-underline-style="none" fo:font-weight="normal" style:letter-kerning="true" style:font-size-asian="10pt" style:font-weight-asian="normal"/>
    </style:style>
    <style:style style:name="T10" style:family="text">
      <style:text-properties fo:color="#000000" loext:opacity="100%" fo:font-size="10pt" fo:language="en" fo:country="US" style:text-underline-style="none" fo:font-weight="normal" officeooo:rsid="0032b66d" style:letter-kerning="true" style:font-size-asian="10pt" style:font-weight-asian="normal"/>
    </style:style>
    <style:style style:name="T11" style:family="text">
      <style:text-properties fo:color="#000000" loext:opacity="100%" fo:font-size="10pt" fo:language="en" fo:country="US" style:text-underline-style="none" fo:font-weight="normal" officeooo:rsid="003ceaf2" style:letter-kerning="true" style:font-size-asian="10pt" style:font-weight-asian="normal"/>
    </style:style>
    <style:style style:name="T12" style:family="text">
      <style:text-properties fo:color="#000000" loext:opacity="100%" fo:font-size="10pt" fo:language="en" fo:country="US" style:text-underline-style="none" fo:font-weight="normal" officeooo:rsid="00260ba9" style:letter-kerning="true" style:font-name-asian="Liberation Serif" style:font-size-asian="12pt" style:language-asian="hi" style:country-asian="IN" style:font-weight-asian="normal" style:font-name-complex="Liberation Serif" style:font-size-complex="12pt" style:font-weight-complex="normal"/>
    </style:style>
    <style:style style:name="T13" style:family="text">
      <style:text-properties fo:color="#000000" loext:opacity="100%" fo:font-size="10pt" fo:language="en" fo:country="US" style:text-underline-style="none" fo:font-weight="normal" officeooo:rsid="00256690" style:letter-kerning="true" style:font-name-asian="Liberation Serif" style:font-size-asian="12pt" style:language-asian="hi" style:country-asian="IN" style:font-weight-asian="normal" style:font-name-complex="Liberation Serif" style:font-size-complex="12pt" style:font-weight-complex="normal"/>
    </style:style>
    <style:style style:name="T14" style:family="text">
      <style:text-properties fo:color="#000000" loext:opacity="100%" fo:font-size="10pt" fo:language="en" fo:country="US" style:text-underline-style="none" style:letter-kerning="true" style:font-size-asian="10pt"/>
    </style:style>
    <style:style style:name="T15" style:family="text">
      <style:text-properties fo:color="#000000" loext:opacity="100%" fo:font-size="10pt" fo:language="en" fo:country="US" style:text-underline-style="none" officeooo:rsid="0025c8dd" style:letter-kerning="true" style:font-size-asian="10pt"/>
    </style:style>
    <style:style style:name="T16" style:family="text">
      <style:text-properties fo:color="#000000" loext:opacity="100%" fo:font-size="10pt" fo:language="en" fo:country="US" style:text-underline-style="none" fo:font-weight="bold" style:letter-kerning="true" style:font-size-asian="10pt" style:font-weight-asian="bold" style:font-weight-complex="bold"/>
    </style:style>
    <style:style style:name="T17" style:family="text">
      <style:text-properties fo:color="#000000" loext:opacity="100%" fo:font-size="10pt" fo:language="en" fo:country="US" officeooo:rsid="0025955e" style:letter-kerning="true" style:font-name-asian="Liberation Serif" style:font-size-asian="12pt" style:language-asian="hi" style:country-asian="IN" style:font-name-complex="Liberation Serif" style:font-size-complex="12pt"/>
    </style:style>
    <style:style style:name="T18" style:family="text">
      <style:text-properties fo:color="#000000" loext:opacity="100%" style:font-name="Roboto Mono1" fo:font-size="10pt" fo:language="en" fo:country="US" style:text-underline-style="none" fo:font-weight="normal" officeooo:rsid="0038807b" style:letter-kerning="true" style:font-name-asian="Courier New" style:font-size-asian="10pt" style:font-weight-asian="normal" style:font-name-complex="Courier New"/>
    </style:style>
    <style:style style:name="T19" style:family="text">
      <style:text-properties fo:color="#000000" loext:opacity="100%" style:font-name="Roboto Mono1" fo:font-size="10pt" fo:language="en" fo:country="US" style:text-underline-style="none" fo:font-weight="normal" officeooo:rsid="00270ac3" style:letter-kerning="true" style:font-name-asian="Courier New" style:font-size-asian="10pt" style:font-weight-asian="normal" style:font-name-complex="Courier New"/>
    </style:style>
    <style:style style:name="T20" style:family="text">
      <style:text-properties fo:color="#000000" loext:opacity="100%" style:font-name="Roboto Mono1" fo:font-size="10pt" fo:language="en" fo:country="US" style:text-underline-style="none" style:letter-kerning="true" style:font-size-asian="10pt"/>
    </style:style>
    <style:style style:name="T21" style:family="text">
      <style:text-properties fo:color="#000000" loext:opacity="100%" style:font-name="Roboto Mono1" fo:font-size="10pt" fo:language="en" fo:country="US" style:text-underline-style="none" fo:font-weight="bold" style:letter-kerning="true" style:font-size-asian="10pt" style:font-weight-asian="bold" style:font-weight-complex="bold"/>
    </style:style>
    <style:style style:name="T22" style:family="text">
      <style:text-properties fo:color="#000000" loext:opacity="100%" style:font-name="Roboto1" fo:font-size="10pt" fo:language="en" fo:country="US" style:text-underline-style="none" fo:font-weight="normal" style:letter-kerning="true" style:font-size-asian="10pt" style:font-weight-asian="normal"/>
    </style:style>
    <style:style style:name="T23" style:family="text">
      <style:text-properties fo:color="#000000" loext:opacity="100%" style:font-name="Roboto1" fo:font-size="10pt" fo:language="en" fo:country="US" style:text-underline-style="none" fo:font-weight="normal" officeooo:rsid="0032b66d" style:letter-kerning="true" style:font-size-asian="10pt" style:font-weight-asian="normal"/>
    </style:style>
    <style:style style:name="T24" style:family="text">
      <style:text-properties fo:color="#000000" loext:opacity="100%" style:font-name="Roboto1" fo:font-size="10pt" fo:language="en" fo:country="US" style:text-underline-style="none" fo:font-weight="normal" officeooo:rsid="00270ac3" style:letter-kerning="true" style:font-size-asian="10pt" style:font-weight-asian="normal"/>
    </style:style>
    <style:style style:name="T25" style:family="text">
      <style:text-properties fo:color="#000000" loext:opacity="100%" style:font-name="Roboto1" fo:font-size="10pt" fo:language="en" fo:country="US" style:text-underline-style="none" fo:font-weight="normal" officeooo:rsid="003bc2a5" style:letter-kerning="true" style:font-size-asian="10pt" style:font-weight-asian="normal"/>
    </style:style>
    <style:style style:name="T26" style:family="text">
      <style:text-properties fo:color="#000000" loext:opacity="100%" style:font-name="Roboto1" fo:font-size="10pt" fo:language="en" fo:country="US" style:text-underline-style="none" fo:font-weight="normal" officeooo:rsid="003ceaf2" style:letter-kerning="true" style:font-size-asian="10pt" style:font-weight-asian="normal"/>
    </style:style>
    <style:style style:name="T27" style:family="text">
      <style:text-properties officeooo:rsid="0025955e"/>
    </style:style>
    <style:style style:name="T28" style:family="text">
      <style:text-properties fo:language="en" fo:country="US" style:language-asian="hi" style:country-asian="IN"/>
    </style:style>
    <style:style style:name="T29" style:family="text">
      <style:text-properties fo:language="en" fo:country="US" officeooo:rsid="001fac6e" style:language-asian="hi" style:country-asian="IN"/>
    </style:style>
    <style:style style:name="T30" style:family="text">
      <style:text-properties fo:language="en" fo:country="US" style:text-underline-style="solid" style:text-underline-width="auto" style:text-underline-color="font-color" style:language-asian="hi" style:country-asian="IN"/>
    </style:style>
    <style:style style:name="T31" style:family="text">
      <style:text-properties fo:language="en" fo:country="US" style:text-underline-style="solid" style:text-underline-width="auto" style:text-underline-color="font-color" officeooo:rsid="00217ed9" style:language-asian="hi" style:country-asian="IN"/>
    </style:style>
    <style:style style:name="T32" style:family="text">
      <style:text-properties fo:language="en" fo:country="US" style:text-underline-style="none" officeooo:rsid="002588bc" style:language-asian="hi" style:country-asian="IN"/>
    </style:style>
    <style:style style:name="T33" style:family="text">
      <style:text-properties fo:language="en" fo:country="US" style:text-underline-style="none" officeooo:rsid="00270ac3" style:language-asian="hi" style:country-asian="IN"/>
    </style:style>
    <style:style style:name="T34" style:family="text">
      <style:text-properties fo:language="en" fo:country="US" style:text-underline-style="none" officeooo:rsid="002aec96" style:language-asian="hi" style:country-asian="IN"/>
    </style:style>
    <style:style style:name="T35" style:family="text">
      <style:text-properties style:text-underline-style="none" fo:font-weight="normal" officeooo:rsid="00260ba9" style:font-weight-asian="normal" style:font-weight-complex="normal"/>
    </style:style>
    <style:style style:name="T36" style:family="text">
      <style:text-properties style:text-underline-style="none" fo:font-weight="normal" officeooo:rsid="001eb0df" style:font-weight-asian="normal" style:font-weight-complex="normal"/>
    </style:style>
    <style:style style:name="T37" style:family="text">
      <style:text-properties style:text-underline-style="none" fo:font-weight="normal" officeooo:rsid="002588bc" style:font-weight-asian="normal" style:font-weight-complex="normal"/>
    </style:style>
    <style:style style:name="T38" style:family="text">
      <style:text-properties style:text-underline-style="none" fo:font-weight="normal" officeooo:rsid="00270ac3" style:font-weight-asian="normal"/>
    </style:style>
    <style:style style:name="T39" style:family="text">
      <style:text-properties style:text-underline-style="none" fo:font-weight="normal" officeooo:rsid="00270ac3" style:language-asian="en" style:country-asian="US" style:font-weight-asian="normal" style:font-weight-complex="normal"/>
    </style:style>
    <style:style style:name="T40" style:family="text">
      <style:text-properties fo:font-size="12pt" style:font-size-asian="12pt" style:font-size-complex="12pt"/>
    </style:style>
    <style:style style:name="T41" style:family="text">
      <style:text-properties fo:font-size="12pt" officeooo:rsid="003d0a7d" style:font-size-asian="12pt" style:font-size-complex="12pt"/>
    </style:style>
    <style:style style:name="T42" style:family="text">
      <style:text-properties fo:font-size="10pt" style:text-underline-style="none" fo:font-weight="normal" style:font-name-asian="Arial2" style:font-size-asian="10pt" style:font-weight-asian="normal" style:font-name-complex="Arial2"/>
    </style:style>
    <style:style style:name="T43" style:family="text">
      <style:text-properties fo:font-size="10pt" style:text-underline-style="none" fo:font-weight="normal" officeooo:rsid="003bc2a5" style:font-name-asian="Arial2" style:font-size-asian="10pt" style:font-weight-asian="normal" style:font-name-complex="Arial2"/>
    </style:style>
    <style:style style:name="T44" style:family="text">
      <style:text-properties fo:font-size="10pt" style:text-underline-style="none" fo:font-weight="normal" officeooo:rsid="003ceaf2" style:font-name-asian="Arial2" style:font-size-asian="10pt" style:font-weight-asian="normal" style:font-name-complex="Arial2"/>
    </style:style>
    <style:style style:name="T45" style:family="text">
      <style:text-properties officeooo:rsid="0024fd9f"/>
    </style:style>
    <style:style style:name="T46" style:family="text">
      <style:text-properties style:font-name="Roboto Mono"/>
    </style:style>
    <style:style style:name="T47" style:family="text">
      <style:text-properties style:font-name="Roboto Mono" fo:font-weight="bold" style:font-weight-asian="bold" style:font-weight-complex="bold"/>
    </style:style>
    <style:style style:name="T48" style:family="text">
      <style:text-properties style:font-name="Roboto Mono" fo:font-weight="bold" officeooo:rsid="002588bc" style:font-weight-asian="bold" style:font-weight-complex="bold"/>
    </style:style>
    <style:style style:name="T49" style:family="text">
      <style:text-properties style:font-name="Roboto Mono" fo:font-weight="bold" officeooo:rsid="0025c8dd" style:font-weight-asian="bold" style:font-weight-complex="bold"/>
    </style:style>
    <style:style style:name="T50" style:family="text">
      <style:text-properties style:font-name="Roboto Mono" fo:font-weight="bold" officeooo:rsid="002f14a9" style:font-weight-asian="bold" style:font-weight-complex="bold"/>
    </style:style>
    <style:style style:name="T51" style:family="text">
      <style:text-properties style:font-name="Roboto Mono" fo:font-weight="bold" officeooo:rsid="0032b73e" style:font-weight-asian="bold" style:font-weight-complex="bold"/>
    </style:style>
    <style:style style:name="T52" style:family="text">
      <style:text-properties style:font-name="Roboto Mono" fo:font-weight="bold" officeooo:rsid="0038807b" style:font-weight-asian="bold" style:font-weight-complex="bold"/>
    </style:style>
    <style:style style:name="T53" style:family="text">
      <style:text-properties style:font-name="Roboto Mono" fo:font-weight="bold" officeooo:rsid="003ceaf2" style:font-weight-asian="bold" style:font-weight-complex="bold"/>
    </style:style>
    <style:style style:name="T54" style:family="text">
      <style:text-properties style:font-name="Roboto Mono" fo:font-weight="bold" officeooo:rsid="003d0a7d" style:font-weight-asian="bold" style:font-weight-complex="bold"/>
    </style:style>
    <style:style style:name="T55" style:family="text">
      <style:text-properties style:font-name="Roboto Mono" fo:font-weight="bold" officeooo:rsid="003e5999" style:font-weight-asian="bold" style:font-weight-complex="bold"/>
    </style:style>
    <style:style style:name="T56" style:family="text">
      <style:text-properties style:font-name="Roboto Mono" officeooo:rsid="001eb0df"/>
    </style:style>
    <style:style style:name="T57" style:family="text">
      <style:text-properties style:font-name="Roboto Mono" officeooo:rsid="00217ed9"/>
    </style:style>
    <style:style style:name="T58" style:family="text">
      <style:text-properties style:font-name="Roboto Mono" fo:font-size="10pt" officeooo:rsid="0038807b"/>
    </style:style>
    <style:style style:name="T59" style:family="text">
      <style:text-properties style:font-name="Roboto Mono" fo:font-size="10pt" officeooo:rsid="003d0a7d"/>
    </style:style>
    <style:style style:name="T60" style:family="text">
      <style:text-properties officeooo:rsid="001eb0df"/>
    </style:style>
    <style:style style:name="T61" style:family="text">
      <style:text-properties style:font-name="Roboto" fo:font-size="10pt"/>
    </style:style>
    <style:style style:name="T62" style:family="text">
      <style:text-properties style:font-name="Roboto" fo:font-size="10pt" officeooo:rsid="001eb0df"/>
    </style:style>
    <style:style style:name="T63" style:family="text">
      <style:text-properties style:font-name="Roboto" fo:font-size="10pt" officeooo:rsid="001fac6e"/>
    </style:style>
    <style:style style:name="T64" style:family="text">
      <style:text-properties style:font-name="Roboto" fo:font-size="10pt" officeooo:rsid="00217ed9"/>
    </style:style>
    <style:style style:name="T65" style:family="text">
      <style:text-properties style:font-name="Roboto" fo:font-size="10pt" officeooo:rsid="002f14a9"/>
    </style:style>
    <style:style style:name="T66" style:family="text">
      <style:text-properties style:font-name="Roboto" fo:font-size="10pt" officeooo:rsid="0032b73e"/>
    </style:style>
    <style:style style:name="T67" style:family="text">
      <style:text-properties style:font-name="Roboto" fo:font-size="10pt" officeooo:rsid="0032f1fa"/>
    </style:style>
    <style:style style:name="T68" style:family="text">
      <style:text-properties style:font-name="Roboto" fo:font-size="10pt" officeooo:rsid="0038807b"/>
    </style:style>
    <style:style style:name="T69" style:family="text">
      <style:text-properties style:font-name="Roboto" fo:font-size="10pt" officeooo:rsid="003ceaf2"/>
    </style:style>
    <style:style style:name="T70" style:family="text">
      <style:text-properties style:font-name="Roboto" fo:font-size="10pt" officeooo:rsid="003d0a7d"/>
    </style:style>
    <style:style style:name="T71" style:family="text">
      <style:text-properties officeooo:rsid="001fac6e"/>
    </style:style>
    <style:style style:name="T72" style:family="text">
      <style:text-properties style:text-underline-style="solid" style:text-underline-width="auto" style:text-underline-color="font-color" fo:font-weight="normal" style:language-asian="en" style:country-asian="US" style:font-weight-asian="normal" style:font-weight-complex="normal"/>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solid" style:text-underline-width="auto" style:text-underline-color="font-color" fo:font-weight="normal" officeooo:rsid="002588bc" style:font-weight-asian="normal" style:font-weight-complex="normal"/>
    </style:style>
    <style:style style:name="T75" style:family="text">
      <style:text-properties officeooo:rsid="00217ed9"/>
    </style:style>
    <style:style style:name="T76" style:family="text">
      <style:text-properties officeooo:rsid="0022ef58"/>
    </style:style>
    <style:style style:name="T77" style:family="text">
      <style:text-properties officeooo:rsid="00270ac3"/>
    </style:style>
    <style:style style:name="T78" style:family="text">
      <style:text-properties officeooo:rsid="00282684"/>
    </style:style>
    <style:style style:name="T79" style:family="text">
      <style:text-properties officeooo:rsid="0029b30d"/>
    </style:style>
    <style:style style:name="T80" style:family="text">
      <style:text-properties officeooo:rsid="002f14a9"/>
    </style:style>
    <style:style style:name="T81" style:family="text">
      <style:text-properties style:font-name="Times New Roman" fo:font-size="12pt" fo:font-style="italic" fo:font-weight="bold" officeooo:rsid="002f14a9" style:font-size-asian="12pt" style:font-style-asian="italic" style:font-weight-asian="bold" style:font-size-complex="12pt" style:font-style-complex="italic" style:font-weight-complex="bold"/>
    </style:style>
    <style:style style:name="T82" style:family="text">
      <style:text-properties style:font-name="Roboto Mono1" fo:font-size="10pt" style:text-underline-style="none" fo:font-weight="normal" style:font-name-asian="Courier New" style:font-size-asian="10pt" style:font-weight-asian="normal" style:font-name-complex="Courier New"/>
    </style:style>
    <style:style style:name="T83" style:family="text">
      <style:text-properties officeooo:rsid="0032b73e"/>
    </style:style>
    <style:style style:name="T84" style:family="text">
      <style:text-properties officeooo:rsid="0038807b"/>
    </style:style>
    <style:style style:name="T85" style:family="text">
      <style:text-properties fo:font-size="14pt" officeooo:rsid="0038807b" style:font-name-asian="Lucida Sans Unicode" style:font-size-asian="14pt" style:font-name-complex="Tahoma" style:font-size-complex="14pt"/>
    </style:style>
    <style:style style:name="T86" style:family="text">
      <style:text-properties officeooo:rsid="003ceaf2"/>
    </style:style>
    <style:style style:name="T87" style:family="text">
      <style:text-properties officeooo:rsid="003d0a7d"/>
    </style:style>
    <style:style style:name="T88" style:family="text">
      <style:text-properties officeooo:rsid="0031f270"/>
    </style:style>
    <style:style style:name="T89" style:family="text">
      <style:text-properties officeooo:rsid="003e59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85">Servo Controller</text:span><text:span text:style-name="T76"> c</text:span>ommand-response protocol</text:p>
      <text:p text:style-name="P6">All command<text:span text:style-name="T27"> messages </text:span>must be terminated with a two-byte CRC code followed by ETX {0x03}.<text:span text:style-name="T60"> </text:span>All controller response<text:span text:style-name="T27"> messages</text:span> <text:span text:style-name="T17">are</text:span> terminated with a two-byte CRC code followed by ETX.<text:span text:style-name="T60"> </text:span>Except as a terminating character, and possibly as a byte in the CRC code, ETX may not appear in any <text:span text:style-name="T17">message</text:span>.</text:p>
      <text:p text:style-name="P6"/>
      <text:p text:style-name="P7">Command <text:span text:style-name="T28">format</text:span> details</text:p>
      <text:p text:style-name="P6"><text:span text:style-name="T35">Messages may contain multiple commands, separated by </text:span><text:span text:style-name="T36">whitespace (</text:span><text:span text:style-name="T35">spaces, tabs, new lines, </text:span><text:span text:style-name="T12">or </text:span><text:span text:style-name="T35">carriage returns</text:span><text:span text:style-name="T36">)</text:span><text:span text:style-name="T13">.</text:span></text:p>
      <text:p text:style-name="P5">[<text:span text:style-name="Variable"><text:span text:style-name="T40">n</text:span></text:span>] indicates that a <text:span text:style-name="T28">whole </text:span>number is expected.</text:p>
      <text:p text:style-name="P5">[<text:span text:style-name="Variable"><text:span text:style-name="T40">d</text:span></text:span>] indicates that a decimal number is expected. A whole number is acceptable.<text:span text:style-name="T28"> </text:span>Any digits provided beyond the expected precision are ignored. <text:span text:style-name="T28">For example,</text:span> <text:span text:style-name="T28">"3", "-4.7", and "134.00" are all acceptable decimal inputs.</text:span></text:p>
      <text:p text:style-name="P4"/>
      <text:p text:style-name="P3">Response format details</text:p>
      <text:p text:style-name="P4"><text:span text:style-name="T60">In controller report templates, '</text:span><text:span text:style-name="T56">#</text:span><text:span text:style-name="T60">' represents a numeric digit, '</text:span><text:span text:style-name="T56">.</text:span><text:span text:style-name="T60">', a decimal point, '</text:span><text:span text:style-name="T56">-</text:span><text:span text:style-name="T60">', a negative symbol. </text:span><text:span text:style-name="T62">O</text:span><text:span text:style-name="T60">ther template symbols represent characters</text:span><text:span text:style-name="T83"> that may be non-numeric</text:span><text:span text:style-name="T60">. When a reported number is positive, the</text:span> <text:span text:style-name="T63">negative </text:span><text:span text:style-name="T28">symbol</text:span> <text:span text:style-name="T60">is replaced with </text:span>a space<text:span text:style-name="T60">,</text:span> so th<text:span text:style-name="T71">e</text:span> message length <text:span text:style-name="T28">remain</text:span><text:span text:style-name="T29">s</text:span> fixed.</text:p>
      <text:p text:style-name="P4"/>
      <text:p text:style-name="Command"><text:span text:style-name="T39"><text:tab/></text:span><text:span text:style-name="T72">C</text:span><text:span text:style-name="T73">ommand</text:span><text:span text:style-name="T37"><text:tab/></text:span><text:span text:style-name="T74">Description</text:span></text:p>
      <text:p text:style-name="Command"><text:span text:style-name="T48"><text:tab/></text:span><text:span text:style-name="T47">r</text:span><text:tab/><text:span text:style-name="T28">Request a </text:span>status report.</text:p>
      <text:p text:style-name="Command"/>
      <text:p text:style-name="Command"><text:span text:style-name="T33"><text:tab/></text:span><text:span text:style-name="T32"><text:tab/></text:span><text:span text:style-name="T30">Response </text:span><text:span text:style-name="T31">format template</text:span></text:p>
      <text:p text:style-name="P14"><text:span text:style-name="T5"><text:tab/><text:tab/></text:span><text:span text:style-name="T24">"</text:span><text:span text:style-name="T19">### ##### # ## ## #### #### ###.## ###.## ##.### #####</text:span><text:span text:style-name="T24">" (</text:span><text:span text:style-name="T25">54</text:span><text:span text:style-name="T24"> bytes + "</text:span><text:span text:style-name="Mono"><text:span text:style-name="T38">\r\n</text:span></text:span><text:span text:style-name="T24">")</text:span></text:p>
      <text:p text:style-name="P23"/>
      <text:p text:style-name="P8"><text:span text:style-name="T77"><text:tab/><text:tab/></text:span>The values represented by the symbols in the template above are, in sequence:</text:p>
      <text:p text:style-name="P9"><text:span text:style-name="T42"><text:tab/><text:tab/></text:span><text:span text:style-name="T43"><text:tab/></text:span><text:span text:style-name="T42">Servo (</text:span><text:span text:style-name="T43">the </text:span><text:span text:style-name="T42">currently selected servo</text:span><text:span text:style-name="T43"> channel</text:span><text:span text:style-name="T42">)</text:span></text:p>
      <text:p text:style-name="P9"><text:span text:style-name="T43"><text:tab/><text:tab/><text:tab/></text:span><text:span text:style-name="T42">ServoCpw (servo control pulse width)</text:span></text:p>
      <text:p text:style-name="P9"><text:span text:style-name="T43"><text:tab/><text:tab/><text:tab/></text:span><text:span text:style-name="T42">CPEnabled (control pulse</text:span><text:span text:style-name="T44">s</text:span><text:span text:style-name="T42"> </text:span><text:span text:style-name="T44">are </text:span><text:span text:style-name="T42">enabled</text:span><text:span text:style-name="T44">,</text:span><text:span text:style-name="T42"> i.e., whether servo motor is on (1) or off (0))</text:span></text:p>
      <text:p text:style-name="P9"><text:span text:style-name="T43"><text:tab/><text:tab/><text:tab/></text:span><text:span text:style-name="T42">StopOnLim0, Limit0 (whether limit0 stops the servo (0 or 1), and whether it is engaged (0 or 1))</text:span></text:p>
      <text:p text:style-name="P9"><text:span text:style-name="T43"><text:tab/><text:tab/><text:tab/></text:span><text:span text:style-name="T42">StopOnLim1, Limit1 (whether limit1 stops the servo (0 or 1), and whether it is engaged (0 or 1))</text:span><text:span text:style-name="T43"><text:tab/></text:span><text:span text:style-name="T42">StopOnI (the current limit in milliamps; </text:span><text:span text:style-name="T44">if </text:span><text:span text:style-name="T42">exceed</text:span><text:span text:style-name="T44">ed, </text:span><text:span text:style-name="T42">the servo</text:span><text:span text:style-name="T44"> stops. 0 means no current limit</text:span><text:span text:style-name="T42">)</text:span></text:p>
      <text:p text:style-name="P9"><text:span text:style-name="T43"><text:tab/><text:tab/><text:tab/></text:span><text:span text:style-name="T42">I (servo current in milliamps)</text:span></text:p>
      <text:p text:style-name="P9"><text:span text:style-name="T43"><text:tab/></text:span><text:span text:style-name="T42"><text:tab/><text:tab/>StopOnT (time limit; servo runs this many seconds, max</text:span><text:span text:style-name="T44">. 0 means no time limit</text:span><text:span text:style-name="T42">)</text:span></text:p>
      <text:p text:style-name="P9"><text:span text:style-name="T43"><text:tab/></text:span><text:span text:style-name="T42"><text:tab/><text:tab/>Elapsed (seconds the servo has been running, or was running before it last stopped)</text:span></text:p>
      <text:p text:style-name="P9"><text:span text:style-name="T43"><text:tab/></text:span><text:span text:style-name="T42"><text:tab/><text:tab/>V (servo power supply voltage)</text:span></text:p>
      <text:p text:style-name="P10"><text:span text:style-name="T78"><text:tab/><text:tab/><text:tab/></text:span>Error (sum of active codes from the following list)</text:p>
      <text:p text:style-name="P19"><text:span text:style-name="T78"><text:tab/><text:tab/><text:tab/></text:span><text:tab/>0<text:tab/>No error</text:p>
      <text:p text:style-name="P19"><text:span text:style-name="T10"><text:tab/></text:span><text:span text:style-name="T9"><text:tab/><text:tab/><text:tab/>1<text:tab/></text:span><text:span text:style-name="T10">ADC out of range</text:span></text:p>
      <text:p text:style-name="P19"><text:span text:style-name="T10"><text:tab/></text:span><text:span text:style-name="T9"><text:tab/><text:tab/><text:tab/>2<text:tab/>RS232 input buffer overflow</text:span></text:p>
      <text:p text:style-name="P19"><text:span text:style-name="T10"><text:tab/></text:span><text:span text:style-name="T9"><text:tab/><text:tab/><text:tab/>4<text:tab/>RS232 CRC error</text:span></text:p>
      <text:p text:style-name="P19"><text:span text:style-name="T10"><text:tab/></text:span><text:span text:style-name="T9"><text:tab/><text:tab/><text:tab/>8<text:tab/></text:span><text:span text:style-name="T11">U</text:span><text:span text:style-name="T9">nrecognized command from RS232</text:span></text:p>
      <text:p text:style-name="P19"><text:span text:style-name="T10"><text:tab/></text:span><text:span text:style-name="T9"><text:tab/><text:tab/><text:tab/>16<text:tab/></text:span><text:span text:style-name="T11">I</text:span><text:span text:style-name="T10">nvalid device channel</text:span></text:p>
      <text:p text:style-name="P20"><text:span text:style-name="T10"><text:tab/></text:span><text:span text:style-name="T9"><text:tab/><text:tab/><text:tab/></text:span><text:span text:style-name="T10">32</text:span><text:span text:style-name="T9"><text:tab/></text:span><text:span text:style-name="T11">D</text:span><text:span text:style-name="T9">atalogging time interval out of range (0..255)</text:span></text:p>
      <text:p text:style-name="P21"><text:span text:style-name="T23"><text:tab/></text:span><text:span text:style-name="T22"><text:tab/><text:tab/><text:tab/></text:span><text:span text:style-name="T26">64</text:span><text:span text:style-name="T22"><text:tab/></text:span><text:span text:style-name="T26">Control pulse width out of range</text:span></text:p>
      <text:p text:style-name="P21"><text:span text:style-name="T23"><text:tab/></text:span><text:span text:style-name="T22"><text:tab/><text:tab/><text:tab/></text:span><text:span text:style-name="T26">128</text:span><text:span text:style-name="T22"><text:tab/></text:span><text:span text:style-name="T26">StopOnI out of range</text:span></text:p>
      <text:p text:style-name="P21"><text:span text:style-name="T23"><text:tab/></text:span><text:span text:style-name="T22"><text:tab/><text:tab/><text:tab/></text:span><text:span text:style-name="T26">256</text:span><text:span text:style-name="T22"><text:tab/></text:span><text:span text:style-name="T26">StopOnT out of range</text:span></text:p>
      <text:p text:style-name="P21"><text:span text:style-name="T23"><text:tab/></text:span><text:span text:style-name="T22"><text:tab/><text:tab/><text:tab/></text:span><text:span text:style-name="T26">512</text:span><text:span text:style-name="T22"><text:tab/></text:span><text:span text:style-name="T26">Unrecognized stop limit</text:span></text:p>
      <text:p text:style-name="P21"><text:span text:style-name="T23"><text:tab/></text:span><text:span text:style-name="T22"><text:tab/><text:tab/><text:tab/></text:span><text:span text:style-name="T26">1024</text:span><text:span text:style-name="T22"><text:tab/></text:span><text:span text:style-name="T26">Both limit switches activated?</text:span></text:p>
      <text:p text:style-name="P21"><text:span text:style-name="T23"><text:tab/></text:span><text:span text:style-name="T22"><text:tab/><text:tab/><text:tab/></text:span><text:span text:style-name="T26">2048</text:span><text:span text:style-name="T22"><text:tab/></text:span><text:span text:style-name="T26">Low servo power supply voltage</text:span></text:p>
      <text:p text:style-name="P24"/>
      <text:p text:style-name="P16"><text:span text:style-name="T49"><text:tab/></text:span><text:span text:style-name="T50">r</text:span>[<text:span text:style-name="Variable"><text:span text:style-name="T40">n</text:span></text:span>]<text:tab/><text:span text:style-name="T80">Start datalogging, or stop, if </text:span><text:span text:style-name="T81">n</text:span><text:span text:style-name="T80"> is 0. </text:span><text:span text:style-name="T65">I</text:span><text:span text:style-name="T80">ssue a controller status report every </text:span><text:span text:style-name="T81">n</text:span><text:span text:style-name="T80"> seconds. [0..</text:span><text:span text:style-name="T88">255</text:span><text:span text:style-name="T80">]</text:span></text:p>
      <text:p text:style-name="P18"><text:span text:style-name="T49"><text:tab/></text:span><text:span text:style-name="T52">n</text:span>[<text:span text:style-name="Variable"><text:span text:style-name="T40">n</text:span></text:span>]<text:tab/><text:span text:style-name="T84">Select </text:span><text:span text:style-name="T86">the </text:span><text:span text:style-name="T69">servo</text:span><text:span text:style-name="T84"> </text:span><text:span text:style-name="T86">connected to channel </text:span><text:span text:style-name="T81">n</text:span><text:span text:style-name="T80">. [0..</text:span><text:span text:style-name="T84">63</text:span><text:span text:style-name="T80">]</text:span></text:p>
      <text:p text:style-name="P16"/>
      <text:p text:style-name="P15"><text:span text:style-name="T49"><text:tab/></text:span><text:span text:style-name="T53">p</text:span>[<text:span text:style-name="Variable"><text:span text:style-name="T40">n</text:span></text:span>]<text:tab/><text:span text:style-name="T84">Se</text:span><text:span text:style-name="T86">t the servo's </text:span><text:span text:style-name="T87">control pulse width (ServoCpw) to </text:span><text:span text:style-name="T81">n</text:span><text:span text:style-name="T87"> microseconds</text:span><text:span text:style-name="T80"> [</text:span><text:span text:style-name="T87">CPW_MIN</text:span><text:span text:style-name="T80">..</text:span><text:span text:style-name="T70">CPW_MAX</text:span><text:span text:style-name="T80">]</text:span></text:p>
      <text:p text:style-name="P25"/>
      <text:p text:style-name="P16"><text:span text:style-name="T49"><text:tab/></text:span><text:span text:style-name="T53">g</text:span><text:tab/><text:span text:style-name="T69">Go. Move the servo to the commanded position</text:span><text:span text:style-name="T70"> (ServoCpw)</text:span><text:span text:style-name="T69">.</text:span><text:span text:style-name="T70"> (</text:span><text:span text:style-name="T7">CPEnabled = 1)</text:span></text:p>
      <text:p text:style-name="P28"/>
      <text:p text:style-name="P16"><text:span text:style-name="T49"><text:tab/></text:span><text:span text:style-name="T54">g</text:span>[<text:span text:style-name="Variable"><text:span text:style-name="T40">n</text:span></text:span>]<text:tab/><text:span text:style-name="T84">Se</text:span><text:span text:style-name="T86">t </text:span><text:span text:style-name="T87">ServoCpw and "go". </text:span><text:span text:style-name="T80">[</text:span><text:span text:style-name="T87">CPW_MIN</text:span><text:span text:style-name="T80">..</text:span><text:span text:style-name="T70">CPW_MAX</text:span><text:span text:style-name="T80">]</text:span></text:p>
      <text:p text:style-name="P25"/>
      <text:p text:style-name="P12"><text:span text:style-name="T49"><text:tab/></text:span><text:span text:style-name="T52">0</text:span><text:span text:style-name="T6"> (zero)</text:span><text:tab/><text:span text:style-name="T86">Position the </text:span><text:span text:style-name="T69">servo to the center of its movement range (</text:span><text:span text:style-name="T70">Servo</text:span><text:span text:style-name="T69">C</text:span><text:span text:style-name="T70">pw</text:span><text:span text:style-name="T69"> = 1500 microseconds)</text:span><text:span text:style-name="T68">.</text:span></text:p>
      <text:p text:style-name="P27"/>
      <text:p text:style-name="P33"><text:span text:style-name="T49"><text:tab/></text:span><text:span text:style-name="T53">s</text:span><text:tab/><text:span text:style-name="T84">S</text:span><text:span text:style-name="T68">t</text:span><text:span text:style-name="T69">op any servo movement</text:span><text:span text:style-name="T68">.</text:span></text:p>
      <text:p text:style-name="P33"><text:span text:style-name="T49"/></text:p>
      <text:p text:style-name="P33"><text:span text:style-name="T49"><text:tab/></text:span><text:span text:style-name="T55">c</text:span><text:tab/><text:span text:style-name="T89">Clears the I (servo current) and Elapsed time values (sets them to 0)</text:span><text:span text:style-name="T68">.</text:span></text:p>
      <text:p text:style-name="P26"/>
      <text:p text:style-name="P12"><text:span text:style-name="T49"><text:tab/></text:span><text:span text:style-name="T51">h</text:span><text:tab/><text:span text:style-name="T66">Show </text:span><text:span text:style-name="T67">a </text:span><text:span text:style-name="T66">report header</text:span><text:span text:style-name="T45">.</text:span></text:p>
      <text:p text:style-name="P12"/>
      <text:p text:style-name="P12"><text:span text:style-name="T33"><text:tab/></text:span><text:span text:style-name="T32"><text:tab/></text:span><text:span text:style-name="T30">Response</text:span></text:p>
      <text:p text:style-name="P14"><text:span text:style-name="T5"><text:tab/><text:tab/></text:span><text:span text:style-name="T24">"</text:span><text:span text:style-name="T18">SRV __CPW G L0 L1 ILIM ___I __TLIM __ELAP _____V Error\r\n</text:span><text:span text:style-name="T24">" (</text:span><text:span text:style-name="T25">54</text:span><text:span text:style-name="T24"> bytes + "</text:span><text:span text:style-name="Mono"><text:span text:style-name="T38">\r\n</text:span></text:span><text:span text:style-name="T24">")</text:span></text:p>
      <text:p text:style-name="P29"/>
      <text:p text:style-name="P16"><text:span text:style-name="T49"><text:tab/></text:span><text:span text:style-name="T54">i</text:span>[<text:span text:style-name="Variable"><text:span text:style-name="T40">n</text:span></text:span>]<text:tab/><text:span text:style-name="T84">Se</text:span><text:span text:style-name="T86">t </text:span><text:span text:style-name="T87">StopOnI (current limit in milliamps) [0..32767], but the max practical value is &lt; 1600</text:span></text:p>
      <text:p text:style-name="P17"><text:tab/><text:tab/>If <text:span text:style-name="Variable"><text:span text:style-name="T40">n</text:span></text:span> is 0, current limit is disabled.</text:p>
      <text:p text:style-name="P30"/>
      <text:p text:style-name="P16"><text:span text:style-name="T49"><text:tab/></text:span><text:span text:style-name="T54">t</text:span>[<text:span text:style-name="Variable"><text:span text:style-name="T41">d</text:span></text:span>]<text:tab/><text:span text:style-name="T84">Se</text:span><text:span text:style-name="T86">t </text:span><text:span text:style-name="T87">StopOnT (time limit in </text:span><text:span text:style-name="T70">seconds</text:span><text:span text:style-name="T87">) [0.00..300.00]</text:span></text:p>
      <text:p text:style-name="P17"><text:tab/><text:tab/>If <text:span text:style-name="Variable"><text:span text:style-name="T40">n</text:span></text:span> is 0, time limit is disabled.</text:p>
      <text:p text:style-name="P30"/>
      <text:p text:style-name="P16"><text:span text:style-name="T49"><text:tab/></text:span><text:span text:style-name="T54">l</text:span>[<text:span text:style-name="Variable"><text:span text:style-name="T41">d</text:span></text:span>]<text:tab/><text:span text:style-name="T87">(lower case 'L', not the number '1') Set Stop Limit [10, -10, 11, -11]</text:span></text:p>
      <text:p text:style-name="P11"><text:span text:style-name="T15"><text:tab/></text:span><text:span text:style-name="T14"><text:tab/><text:tab/></text:span><text:span text:style-name="T21"> 10</text:span><text:span text:style-name="T16"> </text:span><text:span text:style-name="T14">== enable limit 0</text:span></text:p>
      <text:p text:style-name="P11"><text:span text:style-name="T14"><text:tab/><text:tab/><text:tab/></text:span><text:span text:style-name="T21">-10</text:span><text:span text:style-name="T14"> </text:span><text:span text:style-name="T20">== disable limit 0</text:span></text:p>
      <text:p text:style-name="P11"><text:span text:style-name="T15"><text:tab/></text:span><text:span text:style-name="T14"><text:tab/><text:tab/></text:span><text:span text:style-name="T21"> 11</text:span><text:span text:style-name="T16"> </text:span><text:span text:style-name="T14">== enable limit 1</text:span></text:p>
      <text:p text:style-name="P11"><text:span text:style-name="T14"><text:tab/><text:tab/><text:tab/></text:span><text:span text:style-name="T21">-11</text:span><text:span text:style-name="T14"> </text:span><text:span text:style-name="T20">== disable limit 1</text:span></text:p>
      <text:p text:style-name="P31"/>
      <text:p text:style-name="P13"><text:span text:style-name="T49"><text:tab/></text:span><text:span text:style-name="T47">z</text:span><text:tab/><text:span text:style-name="T76">S</text:span>how program data<text:span text:style-name="T76">.</text:span></text:p>
      <text:p text:style-name="Command"/>
      <text:p text:style-name="Command"><text:span text:style-name="T34"><text:tab/><text:tab/></text:span><text:span text:style-name="T30">Response </text:span><text:span text:style-name="T31">format template</text:span></text:p>
      <text:p text:style-name="Command"><text:tab/><text:tab/>"<text:span text:style-name="T46">Aeon Laboratories </text:span><text:span text:style-name="T58">S</text:span><text:span text:style-name="T59">C</text:span><text:span text:style-name="T58">64</text:span><text:span text:style-name="T46"> V.########-####</text:span>"<text:span text:style-name="T75"> <text:s/>(</text:span><text:span text:style-name="T64">3</text:span><text:span text:style-name="T68">8</text:span><text:span text:style-name="T75"> bytes + "</text:span><text:span text:style-name="T57">\r\n</text:span><text:span text:style-name="T75">")</text:span></text:p>
      <text:p text:style-name="P17"><text:tab/><text:tab/>"<text:span text:style-name="T82">S/N:####</text:span>"<text:span text:style-name="T75"> <text:s/>(</text:span><text:span text:style-name="T68">8</text:span><text:span text:style-name="T75"> bytes + "</text:span><text:span text:style-name="T57">\r\n</text:span><text:span text:style-name="T75">")</text:span></text:p>
      <text:p text:style-name="P17"><text:tab/><text:tab/>"<text:span text:style-name="T82">CPW_MIN:#### <text:s text:c="2"/>CPW_MAX:######</text:span>"<text:span text:style-name="T75"> <text:s/>(</text:span><text:span text:style-name="T61">29</text:span><text:span text:style-name="T75"> bytes + "</text:span><text:span text:style-name="T57">\r\n</text:span><text:span text:style-name="T75">")</text:span></text:p>
      <text:p text:style-name="Command"/>
      <text:p text:style-name="Command"><text:span text:style-name="T79"><text:tab/><text:tab/>The </text:span><text:span text:style-name="T87">first line contains the servo controller model number and firmware version. The second line has the serial number. The third line shows the limits for the servo control pulse width ServoCpw, in microseconds.</text:span></text:p>
      <text:p text:style-name="Command"/>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Roboto Mono1" svg:font-family="'Roboto Mono'" style:font-family-generic="modern" style:font-pitch="fixed"/>
    <style:font-face style:name="Roboto1" svg:font-family="Roboto" style:font-pitch="variable"/>
    <style:font-face style:name="Roboto" svg:font-family="Roboto" style:font-adornments="Regular" style:font-pitch="variable"/>
    <style:font-face style:name="Roboto Mono" svg:font-family="'Roboto Mono'"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iberation Serif" svg:font-family="'Liberation Serif'"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3701in" style:type="center"/>
          <style:tab-stop style:position="0.75in"/>
          <style:tab-stop style:position="1.25in"/>
        </style:tab-stops>
      </style:paragraph-properties>
      <style:text-properties style:font-name="Roboto" fo:font-family="Roboto"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alutation"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Command" style:family="paragraph" style:parent-style-name="Standard">
      <loext:graphic-properties draw:fill="none" draw:fill-color="#99ccff"/>
      <style:paragraph-properties fo:margin-left="0.75in" fo:margin-right="0in" fo:text-indent="-0.75in" style:auto-text-indent="false" fo:background-color="transparent" style:writing-mode="lr-tb">
        <style:tab-stops>
          <style:tab-stop style:position="-0.3799in" style:type="center"/>
          <style:tab-stop style:position="0.2508in"/>
          <style:tab-stop style:position="0.5016in"/>
          <style:tab-stop style:position="0.752in"/>
        </style:tab-stops>
      </style:paragraph-properties>
    </style:style>
    <style:style style:name="Command2" style:family="paragraph" style:parent-style-name="Command">
      <style:paragraph-properties>
        <style:tab-stops>
          <style:tab-stop style:position="-0.3799in" style:type="center"/>
          <style:tab-stop style:position="0.2508in"/>
          <style:tab-stop style:position="0.5016in" style:type="center"/>
          <style:tab-stop style:position="0.752in"/>
        </style:tab-stops>
      </style:paragraph-properties>
    </style:style>
    <style:style style:name="Default_20_Paragraph_20_Font" style:display-name="Default Paragraph Font" style:family="text">
      <style:text-properties fo:font-size="12pt" fo:language="en" fo:country="US" style:language-asian="en" style:country-asian="US" style:font-size-complex="12pt"/>
    </style:style>
    <style:style style:name="page_20_number" style:display-name="page number" style:family="text" style:parent-style-name="Default_20_Paragraph_20_Font"/>
    <style:style style:name="Placeholder" style:family="text">
      <style:text-properties fo:font-variant="small-caps" fo:color="#008080" loext:opacity="100%" style:text-underline-style="dotted" style:text-underline-width="auto" style:text-underline-color="font-color"/>
    </style:style>
    <style:style style:name="Numbering_20_Symbols" style:display-name="Numbering Symbols" style:family="text"/>
    <style:style style:name="Variable" style:family="text">
      <style:text-properties style:font-name="Times New Roman1" fo:font-family="'Times New Roman'" style:font-style-name="Bold Italic" style:font-family-generic="roman" style:font-pitch="variable" fo:font-style="italic" fo:font-weight="bold" style:font-style-asian="italic" style:font-style-complex="italic"/>
    </style:style>
    <style:style style:name="Mono" style:family="text">
      <style:text-properties fo:color="#000000" loext:opacity="100%" style:font-name="Roboto Mono" fo:font-family="'Roboto Mono'" style:font-pitch="variable" fo:font-size="10pt" fo:language="en" fo:country="US" style:letter-kerning="true" style:font-name-asian="Liberation Serif" style:font-family-asian="'Liberation Serif'" style:font-family-generic-asian="system" style:font-pitch-asian="variable" style:font-size-asian="12pt" style:language-asian="hi" style:country-asian="IN" style:font-name-complex="Liberation Serif" style:font-family-complex="'Liberation Serif'" style:font-family-generic-complex="system" style:font-pitch-complex="variable" style:font-size-complex="12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office:styles>
  <office:automatic-styles>
    <style:style style:name="MP1" style:family="paragraph" style:parent-style-name="header">
      <style:paragraph-properties fo:padding="0in" fo:border-left="none" fo:border-right="none" fo:border-top="none" fo:border-bottom="0.51pt solid #000000" style:shadow="none">
        <style:tab-stops>
          <style:tab-stop style:position="7.5in" style:type="right"/>
        </style:tab-stops>
      </style:paragraph-properties>
    </style:style>
    <style:style style:name="MP2" style:family="paragraph" style:parent-style-name="Footer">
      <style:paragraph-properties fo:text-align="start" style:justify-single-word="false" fo:padding="0in" fo:border-left="none" fo:border-right="none" fo:border-top="0.51pt solid #000000" fo:border-bottom="none" style:shadow="none"/>
      <style:text-properties style:font-name="Roboto1"/>
    </style:style>
    <style:style style:name="MT1" style:family="text">
      <style:text-properties style:font-name="Roboto1" fo:font-size="12pt" fo:language="en" fo:country="US" fo:font-style="normal" fo:font-weight="normal" officeooo:rsid="0038807b" style:font-size-asian="12pt" style:language-asian="en" style:country-asian="US" style:font-name-complex="Arial" style:font-size-complex="12pt"/>
    </style:style>
    <style:style style:name="MT2" style:family="text">
      <style:text-properties style:font-name="Roboto1" fo:font-size="12pt" fo:language="en" fo:country="US" fo:font-style="normal" fo:font-weight="normal" officeooo:rsid="0032b66d" style:font-size-asian="12pt" style:language-asian="en" style:country-asian="US" style:font-name-complex="Arial" style:font-size-complex="12pt"/>
    </style:style>
    <style:style style:name="MT3" style:family="text">
      <style:text-properties style:font-name="Roboto1" fo:font-size="12pt" fo:font-style="normal" fo:font-weight="normal" style:font-size-asian="12pt" style:font-name-complex="Arial" style:font-size-complex="12pt"/>
    </style:style>
    <style:style style:name="MT4" style:family="text">
      <style:text-properties style:font-name="Roboto1" fo:font-size="12pt" fo:font-style="normal" fo:font-weight="normal" style:font-size-asian="12pt" style:font-size-complex="12pt"/>
    </style:style>
    <style:style style:name="MT5" style:family="text">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true"/>
      </style:header-style>
      <style:footer-style>
        <style:header-footer-properties fo:min-height="0.4in" fo:margin-left="0in" fo:margin-right="0in" fo:margin-top="0.2in" style:dynamic-spacing="true"/>
      </style:footer-style>
    </style:page-layout>
  </office:automatic-styles>
  <office:master-styles>
    <style:master-page style:name="Standard" style:page-layout-name="Mpm1">
      <style:header>
        <text:p text:style-name="MP1"><text:span text:style-name="page_20_number"><text:span text:style-name="MT1">Servo Controller</text:span></text:span><text:span text:style-name="page_20_number"><text:span text:style-name="MT2"> comm protocol</text:span></text:span><text:span text:style-name="page_20_number"><text:span text:style-name="MT3"><text:tab/>Page </text:span></text:span><text:span text:style-name="MT4"><text:page-number style:num-format="1" text:select-page="current">1</text:page-number></text:span><text:span text:style-name="page_20_number"><text:span text:style-name="MT3"><text:s/>of </text:span></text:span><text:span text:style-name="page_20_number"><text:span text:style-name="MT3"><text:page-count>2</text:page-count></text:span></text:span></text:p>
      </style:header>
      <style:footer>
        <text:p text:style-name="MP2"><text:span text:style-name="MT5">Aeon Laboratories</text:span><text:tab/><text:tab/><text:date style:data-style-name="N121" text:date-value="2022-07-14T19:52:16.031000129" text:fixed="true">7/14/2022</text:dat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Jim Wilson</meta:initial-creator>
    <meta:creation-date>2009-11-20T12:53:34</meta:creation-date>
    <dc:date>2022-07-30T12:47:29.957000000</dc:date>
    <meta:editing-cycles>46</meta:editing-cycles>
    <meta:editing-duration>P2DT15H29M20S</meta:editing-duration>
    <meta:printed-by>Jim Wilson</meta:printed-by>
    <meta:print-date>2010-07-16T15:38:22.74</meta:print-date>
    <meta:document-statistic meta:table-count="0" meta:image-count="0" meta:object-count="0" meta:page-count="2" meta:paragraph-count="64" meta:word-count="651" meta:character-count="4005" meta:non-whitespace-character-count="3277"/>
    <meta:user-defined meta:name="Info 1"/>
    <meta:user-defined meta:name="Info 2"/>
    <meta:user-defined meta:name="Info 3"/>
    <meta:user-defined meta:name="Info 4"/>
  </office:meta>
</office:document-meta>
</file>